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D9000000693038FFADA7826A94.png" manifest:media-type="image/png"/>
  <manifest:file-entry manifest:full-path="Object 1/Pictures/200000F00000166D00000AE201B5A7AA1A9D99F2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5983b0" fo:border="0.06pt solid #0000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5983b0" style:text-align-source="fix" style:repeat-content="false" fo:border="0.99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3faf46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3faf46" style:text-align-source="fix" style:repeat-content="false" fo:border="0.99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00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0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 style:data-style-name="N10000">
      <style:table-cell-properties fo:background-color="#b4c7dc" fo:border="0.06pt solid #000000"/>
    </style:style>
    <style:style style:name="ce29" style:family="table-cell" style:parent-style-name="Default" style:data-style-name="N10000">
      <style:table-cell-properties fo:background-color="#afd095" fo:border="0.06pt solid #000000"/>
    </style:style>
    <style:style style:name="ce30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3cm" svg:stroke-color="#3465a4" draw:marker-start-width="1.1cm" draw:marker-end-width="1.1cm" draw:fill="none" draw:textarea-horizontal-align="center" draw:textarea-vertical-align="middle" fo:padding-top="0.15cm" fo:padding-bottom="0.15cm" fo:padding-left="0.15cm" fo:padding-right="0.1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EMPOS_EJER10" table:style-name="ta1">
        <table:shapes>
          <draw:frame draw:z-index="0" draw:style-name="gr1" draw:text-style-name="P1" svg:width="20.16cm" svg:height="10.182cm" svg:x="27.117cm" svg:y="0.948cm">
            <draw:object draw:notify-on-update-of-ranges="TIEMPOS_EJER10.C9:TIEMPOS_EJER10.C21 TIEMPOS_EJER10.E7:TIEMPOS_EJER10.E7 TIEMPOS_EJER10.E9:TIEMPOS_EJER10.E21 TIEMPOS_EJER10.G7:TIEMPOS_EJER10.G7 TIEMPOS_EJER10.G9:TIEMPOS_EJER10.G21 TIEMPOS_EJER10.I7:TIEMPOS_EJER10.I7 TIEMPOS_EJER10.I9:TIEMPOS_EJER10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16cm" svg:height="10.182cm" svg:x="27.048cm" svg:y="12.26cm">
            <draw:object draw:notify-on-update-of-ranges="TIEMPOS_EJER10.C29:TIEMPOS_EJER10.C41 TIEMPOS_EJER10.E27:TIEMPOS_EJER10.E27 TIEMPOS_EJER10.E29:TIEMPOS_EJER10.E41 TIEMPOS_EJER10.G27:TIEMPOS_EJER10.G27 TIEMPOS_EJER10.G29:TIEMPOS_EJER10.G41 TIEMPOS_EJER10.I27:TIEMPOS_EJER10.I27 TIEMPOS_EJER10.I29:TIEMPOS_EJER10.I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21"/>
        <table:table-column table:style-name="co1" table:default-cell-style-name="ce24"/>
        <table:table-column table:style-name="co1" table:default-cell-style-name="ce28"/>
        <table:table-column table:style-name="co1" table:default-cell-style-name="ce24"/>
        <table:table-column table:style-name="co1" table:default-cell-style-name="ce28"/>
        <table:table-column table:style-name="co1" table:default-cell-style-name="ce24"/>
        <table:table-column table:style-name="co1" table:default-cell-style-name="ce28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20" table:number-columns-repeated="2"/>
          <table:table-cell table:style-name="ce27"/>
          <table:table-cell table:style-name="ce30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2">
            <text:p>BP1 – EJERCICIO 10 – TIEMPOS PC</text:p>
          </table:table-cell>
          <table:covered-table-cell table:number-columns-repeated="7" table:style-name="ce3"/>
        </table:table-row>
        <table:table-row table:style-name="ro1">
          <table:table-cell table:number-columns-repeated="2"/>
          <table:covered-table-cell table:number-columns-repeated="8" table:style-name="ce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TAMAÑO</text:p>
          </table:table-cell>
          <table:covered-table-cell table:style-name="ce7"/>
          <table:table-cell table:style-name="ce23" office:value-type="string" calcext:value-type="string" table:number-columns-spanned="2" table:number-rows-spanned="2">
            <text:p>T. SECUENCIAL</text:p>
            <text:p>1 thread / 1 core</text:p>
          </table:table-cell>
          <table:covered-table-cell table:style-name="ce7"/>
          <table:table-cell table:style-name="ce23" office:value-type="string" calcext:value-type="string" table:number-columns-spanned="2" table:number-rows-spanned="2">
            <text:p>T. PARALELO (FOR)</text:p>
            <text:p>4 thread /  core</text:p>
          </table:table-cell>
          <table:covered-table-cell table:style-name="ce7"/>
          <table:table-cell table:style-name="ce23" office:value-type="string" calcext:value-type="string" table:number-columns-spanned="2" table:number-rows-spanned="2">
            <text:p>T. PARALELO (SECTIONS)</text:p>
            <text:p>4 thread /  core</text:p>
          </table:table-cell>
          <table:covered-table-cell table:style-name="ce7"/>
        </table:table-row>
        <table:table-row table:style-name="ro1">
          <table:table-cell table:number-columns-repeated="2"/>
          <table:covered-table-cell table:number-columns-repeated="8" table:style-name="ce8"/>
        </table:table-row>
        <table:table-row table:style-name="ro1">
          <table:table-cell table:number-columns-repeated="2"/>
          <table:table-cell office:value-type="float" office:value="16384" calcext:value-type="float" table:number-columns-spanned="2" table:number-rows-spanned="1">
            <text:p>16384</text:p>
          </table:table-cell>
          <table:covered-table-cell/>
          <table:table-cell office:value-type="float" office:value="0.000126054" calcext:value-type="float" table:number-columns-spanned="2" table:number-rows-spanned="1">
            <text:p>0.000126054</text:p>
          </table:table-cell>
          <table:covered-table-cell/>
          <table:table-cell office:value-type="float" office:value="0.02789379" calcext:value-type="float" table:number-columns-spanned="2" table:number-rows-spanned="1">
            <text:p>0.02789379</text:p>
          </table:table-cell>
          <table:covered-table-cell/>
          <table:table-cell office:value-type="float" office:value="0.031983521" calcext:value-type="float" table:number-columns-spanned="2" table:number-rows-spanned="1">
            <text:p>0.03198352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32768" calcext:value-type="float" table:number-columns-spanned="2" table:number-rows-spanned="1">
            <text:p>32768</text:p>
          </table:table-cell>
          <table:covered-table-cell/>
          <table:table-cell office:value-type="float" office:value="0.000203453" calcext:value-type="float" table:number-columns-spanned="2" table:number-rows-spanned="1">
            <text:p>0.000203453</text:p>
          </table:table-cell>
          <table:covered-table-cell/>
          <table:table-cell office:value-type="float" office:value="0.017169505" calcext:value-type="float" table:number-columns-spanned="2" table:number-rows-spanned="1">
            <text:p>0.017169505</text:p>
          </table:table-cell>
          <table:covered-table-cell/>
          <table:table-cell office:value-type="float" office:value="0.01432451" calcext:value-type="float" table:number-columns-spanned="2" table:number-rows-spanned="1">
            <text:p>0.0143245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65536" calcext:value-type="float" table:number-columns-spanned="2" table:number-rows-spanned="1">
            <text:p>65536</text:p>
          </table:table-cell>
          <table:covered-table-cell/>
          <table:table-cell office:value-type="float" office:value="0.000424006" calcext:value-type="float" table:number-columns-spanned="2" table:number-rows-spanned="1">
            <text:p>0.000424006</text:p>
          </table:table-cell>
          <table:covered-table-cell/>
          <table:table-cell office:value-type="float" office:value="0.00427119" calcext:value-type="float" table:number-columns-spanned="2" table:number-rows-spanned="1">
            <text:p>0.00427119</text:p>
          </table:table-cell>
          <table:covered-table-cell/>
          <table:table-cell office:value-type="float" office:value="0.007985868" calcext:value-type="float" table:number-columns-spanned="2" table:number-rows-spanned="1">
            <text:p>0.007985868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31072" calcext:value-type="float" table:number-columns-spanned="2" table:number-rows-spanned="1">
            <text:p>131072</text:p>
          </table:table-cell>
          <table:covered-table-cell/>
          <table:table-cell office:value-type="float" office:value="0.000694113" calcext:value-type="float" table:number-columns-spanned="2" table:number-rows-spanned="1">
            <text:p>0.000694113</text:p>
          </table:table-cell>
          <table:covered-table-cell/>
          <table:table-cell office:value-type="float" office:value="0.00027753" calcext:value-type="float" table:number-columns-spanned="2" table:number-rows-spanned="1">
            <text:p>0.00027753</text:p>
          </table:table-cell>
          <table:covered-table-cell/>
          <table:table-cell office:value-type="float" office:value="0.012034048" calcext:value-type="float" table:number-columns-spanned="2" table:number-rows-spanned="1">
            <text:p>0.012034048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262144" calcext:value-type="float" table:number-columns-spanned="2" table:number-rows-spanned="1">
            <text:p>262144</text:p>
          </table:table-cell>
          <table:covered-table-cell/>
          <table:table-cell office:value-type="float" office:value="0.001336528" calcext:value-type="float" table:number-columns-spanned="2" table:number-rows-spanned="1">
            <text:p>0.001336528</text:p>
          </table:table-cell>
          <table:covered-table-cell/>
          <table:table-cell office:value-type="float" office:value="0.008143625" calcext:value-type="float" table:number-columns-spanned="2" table:number-rows-spanned="1">
            <text:p>0.008143625</text:p>
          </table:table-cell>
          <table:covered-table-cell/>
          <table:table-cell office:value-type="float" office:value="0.016756295" calcext:value-type="float" table:number-columns-spanned="2" table:number-rows-spanned="1">
            <text:p>0.016756295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524288" calcext:value-type="float" table:number-columns-spanned="2" table:number-rows-spanned="1">
            <text:p>524288</text:p>
          </table:table-cell>
          <table:covered-table-cell/>
          <table:table-cell office:value-type="float" office:value="0.003020456" calcext:value-type="float" table:number-columns-spanned="2" table:number-rows-spanned="1">
            <text:p>0.003020456</text:p>
          </table:table-cell>
          <table:covered-table-cell/>
          <table:table-cell office:value-type="float" office:value="0.000878207" calcext:value-type="float" table:number-columns-spanned="2" table:number-rows-spanned="1">
            <text:p>0.000878207</text:p>
          </table:table-cell>
          <table:covered-table-cell/>
          <table:table-cell office:value-type="float" office:value="0.025331187" calcext:value-type="float" table:number-columns-spanned="2" table:number-rows-spanned="1">
            <text:p>0.025331187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048576" calcext:value-type="float" table:number-columns-spanned="2" table:number-rows-spanned="1">
            <text:p>1048576</text:p>
          </table:table-cell>
          <table:covered-table-cell/>
          <table:table-cell office:value-type="float" office:value="0.005737659" calcext:value-type="float" table:number-columns-spanned="2" table:number-rows-spanned="1">
            <text:p>0.005737659</text:p>
          </table:table-cell>
          <table:covered-table-cell/>
          <table:table-cell office:value-type="float" office:value="0.010263872" calcext:value-type="float" table:number-columns-spanned="2" table:number-rows-spanned="1">
            <text:p>0.010263872</text:p>
          </table:table-cell>
          <table:covered-table-cell/>
          <table:table-cell office:value-type="float" office:value="0.012358686" calcext:value-type="float" table:number-columns-spanned="2" table:number-rows-spanned="1">
            <text:p>0.012358686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2097152" calcext:value-type="float" table:number-columns-spanned="2" table:number-rows-spanned="1">
            <text:p>2097152</text:p>
          </table:table-cell>
          <table:covered-table-cell/>
          <table:table-cell office:value-type="float" office:value="0.011909297" calcext:value-type="float" table:number-columns-spanned="2" table:number-rows-spanned="1">
            <text:p>0.011909297</text:p>
          </table:table-cell>
          <table:covered-table-cell/>
          <table:table-cell office:value-type="float" office:value="0.017267067" calcext:value-type="float" table:number-columns-spanned="2" table:number-rows-spanned="1">
            <text:p>0.017267067</text:p>
          </table:table-cell>
          <table:covered-table-cell/>
          <table:table-cell office:value-type="float" office:value="0.034335641" calcext:value-type="float" table:number-columns-spanned="2" table:number-rows-spanned="1">
            <text:p>0.03433564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4194304" calcext:value-type="float" table:number-columns-spanned="2" table:number-rows-spanned="1">
            <text:p>4194304</text:p>
          </table:table-cell>
          <table:covered-table-cell/>
          <table:table-cell office:value-type="float" office:value="0.022746976" calcext:value-type="float" table:number-columns-spanned="2" table:number-rows-spanned="1">
            <text:p>0.022746976</text:p>
          </table:table-cell>
          <table:covered-table-cell/>
          <table:table-cell office:value-type="float" office:value="0.013988212" calcext:value-type="float" table:number-columns-spanned="2" table:number-rows-spanned="1">
            <text:p>0.013988212</text:p>
          </table:table-cell>
          <table:covered-table-cell/>
          <table:table-cell office:value-type="float" office:value="0.032699731" calcext:value-type="float" table:number-columns-spanned="2" table:number-rows-spanned="1">
            <text:p>0.03269973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8388608" calcext:value-type="float" table:number-columns-spanned="2" table:number-rows-spanned="1">
            <text:p>8388608</text:p>
          </table:table-cell>
          <table:covered-table-cell/>
          <table:table-cell office:value-type="float" office:value="0.04521" calcext:value-type="float" table:number-columns-spanned="2" table:number-rows-spanned="1">
            <text:p>0.04521</text:p>
          </table:table-cell>
          <table:covered-table-cell/>
          <table:table-cell office:value-type="float" office:value="0.023238612" calcext:value-type="float" table:number-columns-spanned="2" table:number-rows-spanned="1">
            <text:p>0.023238612</text:p>
          </table:table-cell>
          <table:covered-table-cell/>
          <table:table-cell office:value-type="float" office:value="0.046896417" calcext:value-type="float" table:number-columns-spanned="2" table:number-rows-spanned="1">
            <text:p>0.046896417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6777216" calcext:value-type="float" table:number-columns-spanned="2" table:number-rows-spanned="1">
            <text:p>16777216</text:p>
          </table:table-cell>
          <table:covered-table-cell/>
          <table:table-cell office:value-type="float" office:value="0.083644398" calcext:value-type="float" table:number-columns-spanned="2" table:number-rows-spanned="1">
            <text:p>0.083644398</text:p>
          </table:table-cell>
          <table:covered-table-cell/>
          <table:table-cell office:value-type="float" office:value="0.037433482" calcext:value-type="float" table:number-columns-spanned="2" table:number-rows-spanned="1">
            <text:p>0.037433482</text:p>
          </table:table-cell>
          <table:covered-table-cell/>
          <table:table-cell office:value-type="float" office:value="0.094044372" calcext:value-type="float" table:number-columns-spanned="2" table:number-rows-spanned="1">
            <text:p>0.094044372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33554432" calcext:value-type="float" table:number-columns-spanned="2" table:number-rows-spanned="1">
            <text:p>33554432</text:p>
          </table:table-cell>
          <table:covered-table-cell/>
          <table:table-cell office:value-type="float" office:value="0.170017803" calcext:value-type="float" table:number-columns-spanned="2" table:number-rows-spanned="1">
            <text:p>0.170017803</text:p>
          </table:table-cell>
          <table:covered-table-cell/>
          <table:table-cell office:value-type="float" office:value="0.065096809" calcext:value-type="float" table:number-columns-spanned="2" table:number-rows-spanned="1">
            <text:p>0.065096809</text:p>
          </table:table-cell>
          <table:covered-table-cell/>
          <table:table-cell office:value-type="float" office:value="0.188980352" calcext:value-type="float" table:number-columns-spanned="2" table:number-rows-spanned="1">
            <text:p>0.188980352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67108864" calcext:value-type="float" table:number-columns-spanned="2" table:number-rows-spanned="1">
            <text:p>67108864</text:p>
          </table:table-cell>
          <table:covered-table-cell/>
          <table:table-cell office:value-type="float" office:value="0.167711041" calcext:value-type="float" table:number-columns-spanned="2" table:number-rows-spanned="1">
            <text:p>0.167711041</text:p>
          </table:table-cell>
          <table:covered-table-cell/>
          <table:table-cell office:value-type="float" office:value="0.087408882" calcext:value-type="float" table:number-columns-spanned="2" table:number-rows-spanned="1">
            <text:p>0.087408882</text:p>
          </table:table-cell>
          <table:covered-table-cell/>
          <table:table-cell office:value-type="float" office:value="0.205999066" calcext:value-type="float" table:number-columns-spanned="2" table:number-rows-spanned="1">
            <text:p>0.205999066</text:p>
          </table:table-cell>
          <table:covered-table-cell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8" table:number-rows-spanned="2">
            <text:p>BP1 – EJERCICIO 10 – TIEMPOS ATCGRID</text:p>
          </table:table-cell>
          <table:covered-table-cell table:number-columns-repeated="7" table:style-name="Default"/>
        </table:table-row>
        <table:table-row table:style-name="ro1">
          <table:table-cell table:number-columns-repeated="2"/>
          <table:covered-table-cell table:number-columns-repeated="8" table:style-name="Default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2">
            <text:p>TAMAÑO</text:p>
          </table:table-cell>
          <table:covered-table-cell table:style-name="ce17"/>
          <table:table-cell table:style-name="ce25" office:value-type="string" calcext:value-type="string" table:number-columns-spanned="2" table:number-rows-spanned="2">
            <text:p>T. SECUENCIAL</text:p>
            <text:p>1 thread / 1 core</text:p>
          </table:table-cell>
          <table:covered-table-cell table:style-name="ce17"/>
          <table:table-cell table:style-name="ce25" office:value-type="string" calcext:value-type="string" table:number-columns-spanned="2" table:number-rows-spanned="2">
            <text:p>T. PARALELO (FOR)</text:p>
            <text:p> 12 thread /  core</text:p>
          </table:table-cell>
          <table:covered-table-cell table:style-name="ce17"/>
          <table:table-cell table:style-name="ce25" office:value-type="string" calcext:value-type="string" table:number-columns-spanned="2" table:number-rows-spanned="2">
            <text:p>T. PARALELO (SECTIONS)</text:p>
            <text:p> 12 thread /  core</text:p>
          </table:table-cell>
          <table:covered-table-cell table:style-name="ce17"/>
        </table:table-row>
        <table:table-row table:style-name="ro1">
          <table:table-cell table:number-columns-repeated="2"/>
          <table:covered-table-cell table:number-columns-repeated="8" table:style-name="ce18"/>
        </table:table-row>
        <table:table-row table:style-name="ro1">
          <table:table-cell table:number-columns-repeated="2"/>
          <table:table-cell table:style-name="ce19" office:value-type="float" office:value="16384" calcext:value-type="float" table:number-columns-spanned="2" table:number-rows-spanned="1">
            <text:p>16384</text:p>
          </table:table-cell>
          <table:covered-table-cell table:style-name="ce22"/>
          <table:table-cell table:style-name="ce26" office:value-type="float" office:value="0.000106347" calcext:value-type="float" table:number-columns-spanned="2" table:number-rows-spanned="1">
            <text:p>0.000106347</text:p>
          </table:table-cell>
          <table:covered-table-cell table:style-name="ce29"/>
          <table:table-cell table:style-name="ce26" office:value-type="float" office:value="0.00009869" calcext:value-type="float" table:number-columns-spanned="2" table:number-rows-spanned="1">
            <text:p>9.869E-05</text:p>
          </table:table-cell>
          <table:covered-table-cell table:style-name="ce29"/>
          <table:table-cell table:style-name="ce26" office:value-type="float" office:value="0.000122495" calcext:value-type="float" table:number-columns-spanned="2" table:number-rows-spanned="1">
            <text:p>0.000122495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32768" calcext:value-type="float" table:number-columns-spanned="2" table:number-rows-spanned="1">
            <text:p>32768</text:p>
          </table:table-cell>
          <table:covered-table-cell table:style-name="ce22"/>
          <table:table-cell table:style-name="ce26" office:value-type="float" office:value="0.000210212" calcext:value-type="float" table:number-columns-spanned="2" table:number-rows-spanned="1">
            <text:p>0.000210212</text:p>
          </table:table-cell>
          <table:covered-table-cell table:style-name="ce29"/>
          <table:table-cell table:style-name="ce26" office:value-type="float" office:value="0.000194762" calcext:value-type="float" table:number-columns-spanned="2" table:number-rows-spanned="1">
            <text:p>0.000194762</text:p>
          </table:table-cell>
          <table:covered-table-cell table:style-name="ce29"/>
          <table:table-cell table:style-name="ce26" office:value-type="float" office:value="0.000317913" calcext:value-type="float" table:number-columns-spanned="2" table:number-rows-spanned="1">
            <text:p>0.000317913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65536" calcext:value-type="float" table:number-columns-spanned="2" table:number-rows-spanned="1">
            <text:p>65536</text:p>
          </table:table-cell>
          <table:covered-table-cell table:style-name="ce22"/>
          <table:table-cell table:style-name="ce26" office:value-type="float" office:value="0.00048867" calcext:value-type="float" table:number-columns-spanned="2" table:number-rows-spanned="1">
            <text:p>0.00048867</text:p>
          </table:table-cell>
          <table:covered-table-cell table:style-name="ce29"/>
          <table:table-cell table:style-name="ce26" office:value-type="float" office:value="0.000372615" calcext:value-type="float" table:number-columns-spanned="2" table:number-rows-spanned="1">
            <text:p>0.000372615</text:p>
          </table:table-cell>
          <table:covered-table-cell table:style-name="ce29"/>
          <table:table-cell table:style-name="ce26" office:value-type="float" office:value="0.000710014" calcext:value-type="float" table:number-columns-spanned="2" table:number-rows-spanned="1">
            <text:p>0.000710014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131072" calcext:value-type="float" table:number-columns-spanned="2" table:number-rows-spanned="1">
            <text:p>131072</text:p>
          </table:table-cell>
          <table:covered-table-cell table:style-name="ce22"/>
          <table:table-cell table:style-name="ce26" office:value-type="float" office:value="0.000924149" calcext:value-type="float" table:number-columns-spanned="2" table:number-rows-spanned="1">
            <text:p>0.000924149</text:p>
          </table:table-cell>
          <table:covered-table-cell table:style-name="ce29"/>
          <table:table-cell table:style-name="ce26" office:value-type="float" office:value="0.00080242" calcext:value-type="float" table:number-columns-spanned="2" table:number-rows-spanned="1">
            <text:p>0.00080242</text:p>
          </table:table-cell>
          <table:covered-table-cell table:style-name="ce29"/>
          <table:table-cell table:style-name="ce26" office:value-type="float" office:value="0.001606651" calcext:value-type="float" table:number-columns-spanned="2" table:number-rows-spanned="1">
            <text:p>0.001606651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262144" calcext:value-type="float" table:number-columns-spanned="2" table:number-rows-spanned="1">
            <text:p>262144</text:p>
          </table:table-cell>
          <table:covered-table-cell table:style-name="ce22"/>
          <table:table-cell table:style-name="ce26" office:value-type="float" office:value="0.001247351" calcext:value-type="float" table:number-columns-spanned="2" table:number-rows-spanned="1">
            <text:p>0.001247351</text:p>
          </table:table-cell>
          <table:covered-table-cell table:style-name="ce29"/>
          <table:table-cell table:style-name="ce26" office:value-type="float" office:value="0.001204725" calcext:value-type="float" table:number-columns-spanned="2" table:number-rows-spanned="1">
            <text:p>0.001204725</text:p>
          </table:table-cell>
          <table:covered-table-cell table:style-name="ce29"/>
          <table:table-cell table:style-name="ce26" office:value-type="float" office:value="0.003305353" calcext:value-type="float" table:number-columns-spanned="2" table:number-rows-spanned="1">
            <text:p>0.003305353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524288" calcext:value-type="float" table:number-columns-spanned="2" table:number-rows-spanned="1">
            <text:p>524288</text:p>
          </table:table-cell>
          <table:covered-table-cell table:style-name="ce22"/>
          <table:table-cell table:style-name="ce26" office:value-type="float" office:value="0.0027167" calcext:value-type="float" table:number-columns-spanned="2" table:number-rows-spanned="1">
            <text:p>0.0027167</text:p>
          </table:table-cell>
          <table:covered-table-cell table:style-name="ce29"/>
          <table:table-cell table:style-name="ce26" office:value-type="float" office:value="0.002701178" calcext:value-type="float" table:number-columns-spanned="2" table:number-rows-spanned="1">
            <text:p>0.002701178</text:p>
          </table:table-cell>
          <table:covered-table-cell table:style-name="ce29"/>
          <table:table-cell table:style-name="ce26" office:value-type="float" office:value="0.004650716" calcext:value-type="float" table:number-columns-spanned="2" table:number-rows-spanned="1">
            <text:p>0.004650716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1048576" calcext:value-type="float" table:number-columns-spanned="2" table:number-rows-spanned="1">
            <text:p>1048576</text:p>
          </table:table-cell>
          <table:covered-table-cell table:style-name="ce22"/>
          <table:table-cell table:style-name="ce26" office:value-type="float" office:value="0.005694137" calcext:value-type="float" table:number-columns-spanned="2" table:number-rows-spanned="1">
            <text:p>0.005694137</text:p>
          </table:table-cell>
          <table:covered-table-cell table:style-name="ce29"/>
          <table:table-cell table:style-name="ce26" office:value-type="float" office:value="0.00505146" calcext:value-type="float" table:number-columns-spanned="2" table:number-rows-spanned="1">
            <text:p>0.00505146</text:p>
          </table:table-cell>
          <table:covered-table-cell table:style-name="ce29"/>
          <table:table-cell table:style-name="ce26" office:value-type="float" office:value="0.011213668" calcext:value-type="float" table:number-columns-spanned="2" table:number-rows-spanned="1">
            <text:p>0.011213668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2097152" calcext:value-type="float" table:number-columns-spanned="2" table:number-rows-spanned="1">
            <text:p>2097152</text:p>
          </table:table-cell>
          <table:covered-table-cell table:style-name="ce22"/>
          <table:table-cell table:style-name="ce26" office:value-type="float" office:value="0.010447771" calcext:value-type="float" table:number-columns-spanned="2" table:number-rows-spanned="1">
            <text:p>0.010447771</text:p>
          </table:table-cell>
          <table:covered-table-cell table:style-name="ce29"/>
          <table:table-cell table:style-name="ce26" office:value-type="float" office:value="0.009057935" calcext:value-type="float" table:number-columns-spanned="2" table:number-rows-spanned="1">
            <text:p>0.009057935</text:p>
          </table:table-cell>
          <table:covered-table-cell table:style-name="ce29"/>
          <table:table-cell table:style-name="ce26" office:value-type="float" office:value="0.021038234" calcext:value-type="float" table:number-columns-spanned="2" table:number-rows-spanned="1">
            <text:p>0.021038234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4194304" calcext:value-type="float" table:number-columns-spanned="2" table:number-rows-spanned="1">
            <text:p>4194304</text:p>
          </table:table-cell>
          <table:covered-table-cell table:style-name="ce22"/>
          <table:table-cell table:style-name="ce26" office:value-type="float" office:value="0.017831266" calcext:value-type="float" table:number-columns-spanned="2" table:number-rows-spanned="1">
            <text:p>0.017831266</text:p>
          </table:table-cell>
          <table:covered-table-cell table:style-name="ce29"/>
          <table:table-cell table:style-name="ce26" office:value-type="float" office:value="0.017191201" calcext:value-type="float" table:number-columns-spanned="2" table:number-rows-spanned="1">
            <text:p>0.017191201</text:p>
          </table:table-cell>
          <table:covered-table-cell table:style-name="ce29"/>
          <table:table-cell table:style-name="ce26" office:value-type="float" office:value="0.039063796" calcext:value-type="float" table:number-columns-spanned="2" table:number-rows-spanned="1">
            <text:p>0.039063796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8388608" calcext:value-type="float" table:number-columns-spanned="2" table:number-rows-spanned="1">
            <text:p>8388608</text:p>
          </table:table-cell>
          <table:covered-table-cell table:style-name="ce22"/>
          <table:table-cell table:style-name="ce26" office:value-type="float" office:value="0.035081554" calcext:value-type="float" table:number-columns-spanned="2" table:number-rows-spanned="1">
            <text:p>0.035081554</text:p>
          </table:table-cell>
          <table:covered-table-cell table:style-name="ce29"/>
          <table:table-cell table:style-name="ce26" office:value-type="float" office:value="0.03345944" calcext:value-type="float" table:number-columns-spanned="2" table:number-rows-spanned="1">
            <text:p>0.03345944</text:p>
          </table:table-cell>
          <table:covered-table-cell table:style-name="ce29"/>
          <table:table-cell table:style-name="ce26" office:value-type="float" office:value="0.073218886" calcext:value-type="float" table:number-columns-spanned="2" table:number-rows-spanned="1">
            <text:p>0.073218886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16777216" calcext:value-type="float" table:number-columns-spanned="2" table:number-rows-spanned="1">
            <text:p>16777216</text:p>
          </table:table-cell>
          <table:covered-table-cell table:style-name="ce22"/>
          <table:table-cell table:style-name="ce26" office:value-type="float" office:value="0.065972327" calcext:value-type="float" table:number-columns-spanned="2" table:number-rows-spanned="1">
            <text:p>0.065972327</text:p>
          </table:table-cell>
          <table:covered-table-cell table:style-name="ce29"/>
          <table:table-cell table:style-name="ce26" office:value-type="float" office:value="0.061844569" calcext:value-type="float" table:number-columns-spanned="2" table:number-rows-spanned="1">
            <text:p>0.061844569</text:p>
          </table:table-cell>
          <table:covered-table-cell table:style-name="ce29"/>
          <table:table-cell table:style-name="ce26" office:value-type="float" office:value="0.142266814" calcext:value-type="float" table:number-columns-spanned="2" table:number-rows-spanned="1">
            <text:p>0.142266814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33554432" calcext:value-type="float" table:number-columns-spanned="2" table:number-rows-spanned="1">
            <text:p>33554432</text:p>
          </table:table-cell>
          <table:covered-table-cell table:style-name="ce22"/>
          <table:table-cell table:style-name="ce26" office:value-type="float" office:value="0.129850391" calcext:value-type="float" table:number-columns-spanned="2" table:number-rows-spanned="1">
            <text:p>0.129850391</text:p>
          </table:table-cell>
          <table:covered-table-cell table:style-name="ce29"/>
          <table:table-cell table:style-name="ce26" office:value-type="float" office:value="0.123616058" calcext:value-type="float" table:number-columns-spanned="2" table:number-rows-spanned="1">
            <text:p>0.123616058</text:p>
          </table:table-cell>
          <table:covered-table-cell table:style-name="ce29"/>
          <table:table-cell table:style-name="ce26" office:value-type="float" office:value="0.28858564" calcext:value-type="float" table:number-columns-spanned="2" table:number-rows-spanned="1">
            <text:p>0.28858564</text:p>
          </table:table-cell>
          <table:covered-table-cell table:style-name="ce29"/>
        </table:table-row>
        <table:table-row table:style-name="ro1">
          <table:table-cell table:number-columns-repeated="2"/>
          <table:table-cell table:style-name="ce19" office:value-type="float" office:value="67108864" calcext:value-type="float" table:number-columns-spanned="2" table:number-rows-spanned="1">
            <text:p>67108864</text:p>
          </table:table-cell>
          <table:covered-table-cell table:style-name="ce22"/>
          <table:table-cell table:style-name="ce26" office:value-type="float" office:value="0.129560988" calcext:value-type="float" table:number-columns-spanned="2" table:number-rows-spanned="1">
            <text:p>0.129560988</text:p>
          </table:table-cell>
          <table:covered-table-cell table:style-name="ce29"/>
          <table:table-cell table:style-name="ce26" office:value-type="float" office:value="0.119591806" calcext:value-type="float" table:number-columns-spanned="2" table:number-rows-spanned="1">
            <text:p>0.119591806</text:p>
          </table:table-cell>
          <table:covered-table-cell table:style-name="ce29"/>
          <table:table-cell table:style-name="ce26" office:value-type="float" office:value="0.281360492" calcext:value-type="float" table:number-columns-spanned="2" table:number-rows-spanned="1">
            <text:p>0.281360492</text:p>
          </table:table-cell>
          <table:covered-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9:36:48.9168163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4T10:13:49.985103608</meta:creation-date>
    <dc:date>2021-04-14T19:58:49.546072341</dc:date>
    <meta:editing-duration>PT2H27M57S</meta:editing-duration>
    <meta:editing-cycles>22</meta:editing-cycles>
    <meta:generator>LibreOffice/7.0.3.1$Linux_X86_64 LibreOffice_project/00$Build-1</meta:generator>
    <meta:document-statistic meta:table-count="1" meta:cell-count="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161cm" svg:height="10.183cm" xlink:href=".." xlink:type="simple" chart:class="chart:line" chart:style-name="ch1">
        <chart:title svg:x="2.655cm" svg:y="0.339cm" chart:style-name="ch2">
          <text:p>COMPARACIÓN DE TIEMPOS EJECUCIÓN SECUENCIAL Y PARALELO</text:p>
        </chart:title>
        <chart:subtitle svg:x="7.489cm" svg:y="0.952cm" chart:style-name="ch3">
          <text:p>EJECUCIÓN EN PC</text:p>
        </chart:subtitle>
        <chart:plot-area chart:style-name="ch4" table:cell-range-address="TIEMPOS_EJER10.C9:TIEMPOS_EJER10.C21 TIEMPOS_EJER10.E7:TIEMPOS_EJER10.E7 TIEMPOS_EJER10.E9:TIEMPOS_EJER10.E21 TIEMPOS_EJER10.G7:TIEMPOS_EJER10.G7 TIEMPOS_EJER10.G9:TIEMPOS_EJER10.G21 TIEMPOS_EJER10.I7:TIEMPOS_EJER10.I7 TIEMPOS_EJER10.I9:TIEMPOS_EJER10.I21" chart:data-source-has-labels="both" svg:x="1.038cm" svg:y="1.435cm" svg:width="14.09cm" svg:height="7.988cm">
          <chart:coordinate-region svg:x="2.321cm" svg:y="1.634cm" svg:width="12.667cm" svg:height="6.212cm"/>
          <chart:axis chart:dimension="x" chart:name="primary-x" chart:style-name="ch5" chartooo:axis-type="auto">
            <chartooo:date-scale/>
            <chart:title svg:x="5.975cm" svg:y="9.623cm" chart:style-name="ch6">
              <text:p>Dimensión de Vector (Bytes)</text:p>
            </chart:title>
            <chart:categories table:cell-range-address="TIEMPOS_EJER10.C9:TIEMPOS_EJER10.C21"/>
          </chart:axis>
          <chart:axis chart:dimension="y" chart:name="primary-y" chart:style-name="ch7">
            <chart:title svg:x="0.075cm" svg:y="6.439cm" chart:style-name="ch8">
              <text:p>Tiempo (seg)</text:p>
            </chart:title>
            <chart:grid chart:style-name="ch9" chart:class="major"/>
          </chart:axis>
          <chart:series chart:style-name="ch10" chart:values-cell-range-address="TIEMPOS_EJER10.E9:TIEMPOS_EJER10.E21" chart:label-cell-address="TIEMPOS_EJER10.E7:TIEMPOS_EJER10.E7" chart:class="chart:line">
            <chart:data-point chart:repeated="13"/>
          </chart:series>
          <chart:series chart:style-name="ch11" chart:values-cell-range-address="TIEMPOS_EJER10.G9:TIEMPOS_EJER10.G21" chart:label-cell-address="TIEMPOS_EJER10.G7:TIEMPOS_EJER10.G7" chart:class="chart:line">
            <chart:data-point chart:repeated="13"/>
          </chart:series>
          <chart:series chart:style-name="ch12" chart:values-cell-range-address="TIEMPOS_EJER10.I9:TIEMPOS_EJER10.I21" chart:label-cell-address="TIEMPOS_EJER10.I7:TIEMPOS_EJER10.I7" chart:class="chart:line">
            <chart:data-point chart:repeated="13"/>
          </chart:series>
          <chart:wall chart:style-name="ch13"/>
          <chart:floor chart:style-name="ch14"/>
        </chart:plot-area>
        <draw:frame draw:style-name="gr1" draw:text-style-name="P1" svg:width="4.829cm" svg:height="2.343cm" svg:x="15.331cm" svg:y="3.582cm">
          <draw:image xlink:href="Pictures/200000F00000166D00000AE201B5A7AA1A9D99F2.svm" xlink:type="simple" xlink:show="embed" xlink:actuate="onLoad" draw:mime-type="image/x-svm">
            <text:p/>
          </draw:image>
          <draw:image xlink:href="Pictures/10000200000000D9000000693038FFADA7826A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
1 thread / 1 core</text:p>
                <draw:g>
                  <svg:desc>TIEMPOS_EJER10.E7:TIEMPOS_EJER10.E7</svg:desc>
                </draw:g>
              </table:table-cell>
              <table:table-cell office:value-type="string">
                <text:p>T. PARALELO (FOR)
4 thread /  core</text:p>
                <draw:g>
                  <svg:desc>TIEMPOS_EJER10.G7:TIEMPOS_EJER10.G7</svg:desc>
                </draw:g>
              </table:table-cell>
              <table:table-cell office:value-type="string">
                <text:p>T. PARALELO (SECTIONS)
4 thread /  core</text:p>
                <draw:g>
                  <svg:desc>TIEMPOS_EJER10.I7:TIEMPOS_EJER10.I7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TIEMPOS_EJER10.C9:TIEMPOS_EJER10.C21</svg:desc>
                </draw:g>
              </table:table-cell>
              <table:table-cell office:value-type="float" office:value="0.000126054">
                <text:p>0.000126054</text:p>
                <draw:g>
                  <svg:desc>TIEMPOS_EJER10.E9:TIEMPOS_EJER10.E21</svg:desc>
                </draw:g>
              </table:table-cell>
              <table:table-cell office:value-type="float" office:value="0.02789379">
                <text:p>0.02789379</text:p>
                <draw:g>
                  <svg:desc>TIEMPOS_EJER10.G9:TIEMPOS_EJER10.G21</svg:desc>
                </draw:g>
              </table:table-cell>
              <table:table-cell office:value-type="float" office:value="0.031983521">
                <text:p>0.031983521</text:p>
                <draw:g>
                  <svg:desc>TIEMPOS_EJER10.I9:TIEMPOS_EJER10.I21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03453">
                <text:p>0.000203453</text:p>
              </table:table-cell>
              <table:table-cell office:value-type="float" office:value="0.017169505">
                <text:p>0.017169505</text:p>
              </table:table-cell>
              <table:table-cell office:value-type="float" office:value="0.01432451">
                <text:p>0.0143245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24006">
                <text:p>0.000424006</text:p>
              </table:table-cell>
              <table:table-cell office:value-type="float" office:value="0.00427119">
                <text:p>0.00427119</text:p>
              </table:table-cell>
              <table:table-cell office:value-type="float" office:value="0.007985868">
                <text:p>0.00798586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94113">
                <text:p>0.000694113</text:p>
              </table:table-cell>
              <table:table-cell office:value-type="float" office:value="0.00027753">
                <text:p>0.00027753</text:p>
              </table:table-cell>
              <table:table-cell office:value-type="float" office:value="0.012034048">
                <text:p>0.01203404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336528">
                <text:p>0.001336528</text:p>
              </table:table-cell>
              <table:table-cell office:value-type="float" office:value="0.008143625">
                <text:p>0.008143625</text:p>
              </table:table-cell>
              <table:table-cell office:value-type="float" office:value="0.016756295">
                <text:p>0.01675629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020456">
                <text:p>0.003020456</text:p>
              </table:table-cell>
              <table:table-cell office:value-type="float" office:value="0.000878207">
                <text:p>0.000878207</text:p>
              </table:table-cell>
              <table:table-cell office:value-type="float" office:value="0.025331187">
                <text:p>0.02533118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737659">
                <text:p>0.005737659</text:p>
              </table:table-cell>
              <table:table-cell office:value-type="float" office:value="0.010263872">
                <text:p>0.010263872</text:p>
              </table:table-cell>
              <table:table-cell office:value-type="float" office:value="0.012358686">
                <text:p>0.01235868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1909297">
                <text:p>0.011909297</text:p>
              </table:table-cell>
              <table:table-cell office:value-type="float" office:value="0.017267067">
                <text:p>0.017267067</text:p>
              </table:table-cell>
              <table:table-cell office:value-type="float" office:value="0.034335641">
                <text:p>0.03433564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2746976">
                <text:p>0.022746976</text:p>
              </table:table-cell>
              <table:table-cell office:value-type="float" office:value="0.013988212">
                <text:p>0.013988212</text:p>
              </table:table-cell>
              <table:table-cell office:value-type="float" office:value="0.032699731">
                <text:p>0.03269973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521">
                <text:p>0.04521</text:p>
              </table:table-cell>
              <table:table-cell office:value-type="float" office:value="0.023238612">
                <text:p>0.023238612</text:p>
              </table:table-cell>
              <table:table-cell office:value-type="float" office:value="0.046896417">
                <text:p>0.04689641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83644398">
                <text:p>0.083644398</text:p>
              </table:table-cell>
              <table:table-cell office:value-type="float" office:value="0.037433482">
                <text:p>0.037433482</text:p>
              </table:table-cell>
              <table:table-cell office:value-type="float" office:value="0.094044372">
                <text:p>0.09404437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70017803">
                <text:p>0.170017803</text:p>
              </table:table-cell>
              <table:table-cell office:value-type="float" office:value="0.065096809">
                <text:p>0.065096809</text:p>
              </table:table-cell>
              <table:table-cell office:value-type="float" office:value="0.188980352">
                <text:p>0.1889803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67711041">
                <text:p>0.167711041</text:p>
              </table:table-cell>
              <table:table-cell office:value-type="float" office:value="0.087408882">
                <text:p>0.087408882</text:p>
              </table:table-cell>
              <table:table-cell office:value-type="float" office:value="0.205999066">
                <text:p>0.205999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fo:font-size="8pt" style:font-size-asian="8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61cm" svg:height="10.183cm" xlink:href=".." xlink:type="simple" chart:class="chart:line" chart:style-name="ch1">
        <chart:title svg:x="2.655cm" svg:y="0.339cm" chart:style-name="ch2">
          <text:p>COMPARACIÓN DE TIEMPOS EJECUCIÓN SECUENCIAL Y PARALELO</text:p>
        </chart:title>
        <chart:subtitle svg:x="7.486cm" svg:y="0.952cm" chart:style-name="ch3">
          <text:p>EJECUCIÓN EN ATCGRID</text:p>
        </chart:subtitle>
        <chart:legend chart:legend-position="end" svg:x="14.687cm" svg:y="3.563cm" style:legend-expansion="custom" svg:width="5.473cm" svg:height="2.785cm" style:legend-expansion-aspect-ratio="1.96517055655296" chart:style-name="ch4"/>
        <chart:plot-area chart:style-name="ch5" table:cell-range-address="TIEMPOS_EJER10.C29:TIEMPOS_EJER10.C41 TIEMPOS_EJER10.E27:TIEMPOS_EJER10.E27 TIEMPOS_EJER10.E29:TIEMPOS_EJER10.E41 TIEMPOS_EJER10.G27:TIEMPOS_EJER10.G27 TIEMPOS_EJER10.G29:TIEMPOS_EJER10.G41 TIEMPOS_EJER10.I27:TIEMPOS_EJER10.I27 TIEMPOS_EJER10.I29:TIEMPOS_EJER10.I41" chart:data-source-has-labels="both" svg:x="1.038cm" svg:y="1.435cm" svg:width="14.09cm" svg:height="7.988cm">
          <chart:coordinate-region svg:x="2.321cm" svg:y="1.634cm" svg:width="12.667cm" svg:height="6.212cm"/>
          <chart:axis chart:dimension="x" chart:name="primary-x" chart:style-name="ch6" chartooo:axis-type="auto">
            <chartooo:date-scale/>
            <chart:title svg:x="5.975cm" svg:y="9.623cm" chart:style-name="ch7">
              <text:p>Dimensión de Vector (Bytes)</text:p>
            </chart:title>
            <chart:categories table:cell-range-address="TIEMPOS_EJER10.C29:TIEMPOS_EJER10.C41"/>
          </chart:axis>
          <chart:axis chart:dimension="y" chart:name="primary-y" chart:style-name="ch8">
            <chart:title svg:x="0.075cm" svg:y="6.439cm" chart:style-name="ch9">
              <text:p>Tiempo (seg)</text:p>
            </chart:title>
            <chart:grid chart:style-name="ch10" chart:class="major"/>
          </chart:axis>
          <chart:series chart:style-name="ch11" chart:values-cell-range-address="TIEMPOS_EJER10.E29:TIEMPOS_EJER10.E41" chart:label-cell-address="TIEMPOS_EJER10.E27:TIEMPOS_EJER10.E27" chart:class="chart:line">
            <chart:data-point chart:repeated="13"/>
          </chart:series>
          <chart:series chart:style-name="ch12" chart:values-cell-range-address="TIEMPOS_EJER10.G29:TIEMPOS_EJER10.G41" chart:label-cell-address="TIEMPOS_EJER10.G27:TIEMPOS_EJER10.G27" chart:class="chart:line">
            <chart:data-point chart:repeated="13"/>
          </chart:series>
          <chart:series chart:style-name="ch13" chart:values-cell-range-address="TIEMPOS_EJER10.I29:TIEMPOS_EJER10.I41" chart:label-cell-address="TIEMPOS_EJER10.I27:TIEMPOS_EJER10.I27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
1 thread / 1 core</text:p>
                <draw:g>
                  <svg:desc>TIEMPOS_EJER10.E27:TIEMPOS_EJER10.E27</svg:desc>
                </draw:g>
              </table:table-cell>
              <table:table-cell office:value-type="string">
                <text:p>T. PARALELO (FOR)
 12 thread /  core</text:p>
                <draw:g>
                  <svg:desc>TIEMPOS_EJER10.G27:TIEMPOS_EJER10.G27</svg:desc>
                </draw:g>
              </table:table-cell>
              <table:table-cell office:value-type="string">
                <text:p>T. PARALELO (SECTIONS)
 12 thread /  core</text:p>
                <draw:g>
                  <svg:desc>TIEMPOS_EJER10.I27:TIEMPOS_EJER10.I27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TIEMPOS_EJER10.C29:TIEMPOS_EJER10.C41</svg:desc>
                </draw:g>
              </table:table-cell>
              <table:table-cell office:value-type="float" office:value="0.000106347">
                <text:p>0.000106347</text:p>
                <draw:g>
                  <svg:desc>TIEMPOS_EJER10.E29:TIEMPOS_EJER10.E41</svg:desc>
                </draw:g>
              </table:table-cell>
              <table:table-cell office:value-type="float" office:value="0.00009869">
                <text:p>0.00009869</text:p>
                <draw:g>
                  <svg:desc>TIEMPOS_EJER10.G29:TIEMPOS_EJER10.G41</svg:desc>
                </draw:g>
              </table:table-cell>
              <table:table-cell office:value-type="float" office:value="0.000122495">
                <text:p>0.000122495</text:p>
                <draw:g>
                  <svg:desc>TIEMPOS_EJER10.I29:TIEMPOS_EJER10.I41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0212">
                <text:p>0.000210212</text:p>
              </table:table-cell>
              <table:table-cell office:value-type="float" office:value="0.000194762">
                <text:p>0.000194762</text:p>
              </table:table-cell>
              <table:table-cell office:value-type="float" office:value="0.000317913">
                <text:p>0.00031791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8867">
                <text:p>0.00048867</text:p>
              </table:table-cell>
              <table:table-cell office:value-type="float" office:value="0.000372615">
                <text:p>0.000372615</text:p>
              </table:table-cell>
              <table:table-cell office:value-type="float" office:value="0.000710014">
                <text:p>0.00071001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924149">
                <text:p>0.000924149</text:p>
              </table:table-cell>
              <table:table-cell office:value-type="float" office:value="0.00080242">
                <text:p>0.00080242</text:p>
              </table:table-cell>
              <table:table-cell office:value-type="float" office:value="0.001606651">
                <text:p>0.00160665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247351">
                <text:p>0.001247351</text:p>
              </table:table-cell>
              <table:table-cell office:value-type="float" office:value="0.001204725">
                <text:p>0.001204725</text:p>
              </table:table-cell>
              <table:table-cell office:value-type="float" office:value="0.003305353">
                <text:p>0.00330535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167">
                <text:p>0.0027167</text:p>
              </table:table-cell>
              <table:table-cell office:value-type="float" office:value="0.002701178">
                <text:p>0.002701178</text:p>
              </table:table-cell>
              <table:table-cell office:value-type="float" office:value="0.004650716">
                <text:p>0.00465071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694137">
                <text:p>0.005694137</text:p>
              </table:table-cell>
              <table:table-cell office:value-type="float" office:value="0.00505146">
                <text:p>0.00505146</text:p>
              </table:table-cell>
              <table:table-cell office:value-type="float" office:value="0.011213668">
                <text:p>0.01121366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447771">
                <text:p>0.010447771</text:p>
              </table:table-cell>
              <table:table-cell office:value-type="float" office:value="0.009057935">
                <text:p>0.009057935</text:p>
              </table:table-cell>
              <table:table-cell office:value-type="float" office:value="0.021038234">
                <text:p>0.0210382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7831266">
                <text:p>0.017831266</text:p>
              </table:table-cell>
              <table:table-cell office:value-type="float" office:value="0.017191201">
                <text:p>0.017191201</text:p>
              </table:table-cell>
              <table:table-cell office:value-type="float" office:value="0.039063796">
                <text:p>0.03906379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5081554">
                <text:p>0.035081554</text:p>
              </table:table-cell>
              <table:table-cell office:value-type="float" office:value="0.03345944">
                <text:p>0.03345944</text:p>
              </table:table-cell>
              <table:table-cell office:value-type="float" office:value="0.073218886">
                <text:p>0.07321888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65972327">
                <text:p>0.065972327</text:p>
              </table:table-cell>
              <table:table-cell office:value-type="float" office:value="0.061844569">
                <text:p>0.061844569</text:p>
              </table:table-cell>
              <table:table-cell office:value-type="float" office:value="0.142266814">
                <text:p>0.14226681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29850391">
                <text:p>0.129850391</text:p>
              </table:table-cell>
              <table:table-cell office:value-type="float" office:value="0.123616058">
                <text:p>0.123616058</text:p>
              </table:table-cell>
              <table:table-cell office:value-type="float" office:value="0.28858564">
                <text:p>0.2885856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29560988">
                <text:p>0.129560988</text:p>
              </table:table-cell>
              <table:table-cell office:value-type="float" office:value="0.119591806">
                <text:p>0.119591806</text:p>
              </table:table-cell>
              <table:table-cell office:value-type="float" office:value="0.281360492">
                <text:p>0.281360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